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Calibri" svg:font-family="Calibri, sans-serif"/>
    <style:font-face style:name="Lohit Hindi1" svg:font-family="'Lohit Hindi'"/>
    <style:font-face style:name="OpenSymbol" svg:font-family="OpenSymbol"/>
    <style:font-face style:name="arial" svg:font-family="arial, sans-serif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1f497d" style:font-name="Calibri" fo:font-size="11pt" fo:letter-spacing="normal" fo:font-style="normal" fo:font-weight="normal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8000" style:font-name="Calibri" fo:font-size="11pt" fo:letter-spacing="normal" fo:font-style="normal" fo:font-weight="bold" style:font-weight-asian="bold" style:font-weight-complex="bold"/>
    </style:style>
    <style:style style:name="P4" style:family="paragraph" style:parent-style-name="Text_20_body">
      <style:paragraph-properties fo:margin-left="0in" fo:margin-right="0in" fo:margin-top="0in" fo:margin-bottom="0in" fo:text-indent="0in" style:auto-text-indent="false"/>
      <style:text-properties fo:font-variant="normal" fo:text-transform="none" fo:color="#222222" style:font-name="arial" fo:font-size="9.75pt" fo:letter-spacing="normal" fo:font-style="normal" fo:font-weight="normal"/>
    </style:style>
    <style:style style:name="P5" style:family="paragraph" style:parent-style-name="Text_20_body">
      <style:paragraph-properties fo:margin-left="0in" fo:margin-right="0in" fo:margin-top="0in" fo:margin-bottom="0in" fo:text-indent="0in" style:auto-text-indent="false"/>
      <style:text-properties fo:font-variant="normal" fo:text-transform="none" fo:color="#1f497d" fo:letter-spacing="normal"/>
    </style:style>
    <style:style style:name="P6" style:family="paragraph" style:parent-style-name="Text_20_body">
      <style:paragraph-properties fo:margin-left="0in" fo:margin-right="0in" fo:margin-top="0in" fo:margin-bottom="0in" fo:text-indent="0in" style:auto-text-indent="false"/>
      <style:text-properties fo:font-variant="normal" fo:text-transform="none" fo:color="#000000" fo:letter-spacing="normal" fo:font-weight="bold" style:font-weight-asian="bold" style:font-weight-complex="bold"/>
    </style:style>
    <style:style style:name="P7" style:family="paragraph" style:parent-style-name="Text_20_body">
      <style:paragraph-properties fo:margin-left="0in" fo:margin-right="0in" fo:margin-top="0in" fo:margin-bottom="0in" fo:text-indent="0in" style:auto-text-indent="false"/>
      <style:text-properties fo:font-variant="normal" fo:text-transform="none" fo:color="#000000" style:font-name="Calibri" fo:font-size="11pt" fo:letter-spacing="normal" fo:font-style="normal" fo:font-weight="bold" style:font-weight-asian="bold" style:font-weight-complex="bold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8000" style:font-name="Calibri" fo:font-size="14pt" fo:letter-spacing="normal" fo:font-style="normal" fo:font-weight="normal" style:font-size-asian="14pt" style:font-weight-asian="normal" style:font-size-complex="14pt" style:font-weight-complex="normal"/>
    </style:style>
    <style:style style:name="P9" style:family="paragraph" style:parent-style-name="Standard" style:list-style-name="L3">
      <style:text-properties fo:color="#355e00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 style:list-style-name="L3">
      <style:text-properties fo:color="#355e00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 style:list-style-name="L3">
      <style:text-properties fo:color="#cc6633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 style:list-style-name="L3">
      <style:text-properties fo:color="#5c8526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3"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language-asian="es" style:country-asian="VE"/>
    </style:style>
    <style:style style:name="P15" style:family="paragraph" style:parent-style-name="Text_20_body" style:list-style-name="L2">
      <style:text-properties fo:font-variant="normal" fo:text-transform="none" fo:color="#dd4814" style:font-name="Calibri" fo:font-size="11pt" fo:letter-spacing="normal" fo:font-style="normal" fo:font-weight="normal" style:font-weight-asian="bold" style:font-weight-complex="bold"/>
    </style:style>
    <style:style style:name="P16" style:family="paragraph" style:parent-style-name="Text_20_body" style:list-style-name="L2">
      <style:text-properties fo:font-variant="normal" fo:text-transform="none" fo:color="#1f497d" style:font-name="Calibri" fo:font-size="11pt" fo:letter-spacing="normal" fo:font-style="normal" fo:font-weight="normal" style:font-weight-asian="bold" style:font-weight-complex="bold"/>
    </style:style>
    <style:style style:name="P17" style:family="paragraph" style:parent-style-name="Text_20_body" style:list-style-name="L2">
      <style:text-properties fo:font-variant="normal" fo:text-transform="none" fo:color="#008000" style:font-name="Calibri" fo:font-size="11pt" fo:letter-spacing="normal" fo:font-style="normal" fo:font-weight="bold" style:font-weight-asian="bold" style:font-weight-complex="bold"/>
    </style:style>
    <style:style style:name="P18" style:family="paragraph" style:parent-style-name="Text_20_body" style:list-style-name="L1">
      <style:paragraph-properties fo:margin-left="0in" fo:margin-right="0in" fo:text-indent="0in" style:auto-text-indent="false"/>
      <style:text-properties fo:font-variant="normal" fo:text-transform="none" fo:color="#1f497d" style:font-name="Calibri" fo:font-size="11pt" fo:letter-spacing="normal" fo:font-style="normal" fo:font-weight="normal"/>
    </style:style>
    <style:style style:name="P19" style:family="paragraph" style:parent-style-name="Text_20_body" style:list-style-name="L2">
      <style:paragraph-properties fo:margin-left="0in" fo:margin-right="0in" fo:text-indent="0in" style:auto-text-indent="false"/>
      <style:text-properties fo:font-variant="normal" fo:text-transform="none" fo:color="#1f497d" style:font-name="Calibri" fo:font-size="11pt" fo:letter-spacing="normal" fo:font-style="normal" fo:font-weight="normal"/>
    </style:style>
    <style:style style:name="P20" style:family="paragraph" style:parent-style-name="Text_20_body" style:list-style-name="L2">
      <style:paragraph-properties fo:margin-left="0in" fo:margin-right="0in" fo:text-indent="0in" style:auto-text-indent="false"/>
      <style:text-properties fo:font-variant="normal" fo:text-transform="none" fo:color="#1f497d" style:font-name="Calibri" fo:font-size="11pt" fo:letter-spacing="normal" fo:font-style="normal" fo:font-weight="normal" style:font-weight-asian="bold" style:font-weight-complex="bold"/>
    </style:style>
    <style:style style:name="P21" style:family="paragraph" style:parent-style-name="Text_20_body" style:list-style-name="L2">
      <style:paragraph-properties fo:margin-left="0in" fo:margin-right="0in" fo:text-indent="0in" style:auto-text-indent="false"/>
      <style:text-properties fo:font-variant="normal" fo:text-transform="none" fo:color="#b84700" style:font-name="Calibri" fo:font-size="11pt" fo:letter-spacing="normal" fo:font-style="normal" fo:font-weight="bold" style:font-weight-asian="bold" style:font-weight-complex="bold"/>
    </style:style>
    <style:style style:name="P22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8000" style:font-name="Calibri" fo:font-size="11pt" fo:letter-spacing="normal" fo:font-style="normal" fo:font-weight="bold" style:font-weight-asian="bold" style:font-weight-complex="bold"/>
    </style:style>
    <style:style style:name="P23" style:family="paragraph" style:parent-style-name="List_20_Paragraph" style:list-style-name="WWNum2"/>
    <style:style style:name="T1" style:family="text">
      <style:text-properties fo:color="#1f497d" style:font-name="Calibri" fo:font-size="11pt"/>
    </style:style>
    <style:style style:name="T2" style:family="text">
      <style:text-properties fo:color="#00b050" style:font-name="Calibri" fo:font-size="11pt" fo:font-weight="bold"/>
    </style:style>
    <style:style style:name="T3" style:family="text">
      <style:text-properties fo:font-variant="normal" fo:text-transform="none" fo:color="#1f497d" style:font-name="Calibri" fo:font-size="11pt" fo:letter-spacing="normal" fo:font-style="normal" fo:font-weight="normal"/>
    </style:style>
    <style:style style:name="T4" style:family="text">
      <style:text-properties fo:font-variant="normal" fo:text-transform="none" fo:color="#1155cc" style:font-name="Calibri" fo:font-size="11pt" fo:letter-spacing="normal" fo:font-style="normal" fo:font-weight="normal"/>
    </style:style>
    <style:style style:name="T5" style:family="text">
      <style:text-properties style:font-name="Verdana"/>
    </style:style>
    <style:style style:name="T6" style:family="text">
      <style:text-properties style:font-name="Verdana" fo:font-weight="bold" style:font-weight-asian="bold"/>
    </style:style>
    <style:style style:name="T7" style:family="text">
      <style:text-properties style:language-asian="es" style:country-asian="VE"/>
    </style:style>
    <style:style style:name="T8" style:family="text">
      <style:text-properties style:text-underline-style="solid" style:text-underline-width="auto" style:text-underline-color="font-color" style:language-asian="es" style:country-asian="VE"/>
    </style:style>
    <text:list-style style:name="L1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Respecto al punto 4. Ya entendí la visibilidad de la opción de Calificación de Servicio. </text:span><text:span text:style-name="T2">Validado Correctamente</text:span></text:p>
      <text:p text:style-name="P6"/>
      <text:p text:style-name="P7">Adicionalmente anexo los siguientes ajustes de la funcionalidad del módulo de Techtrol Services</text:p>
      <text:p text:style-name="P5"/>
      <text:p text:style-name="P2">a) En la visualización del perfil del usuario. Mostrar en número de contrato asociado.</text:p>
      <text:p text:style-name="P2"/>
      <text:p text:style-name="P3">Para que el usuario visualice sus contratos esta la vista del Menu Mis Contratos</text:p>
      <text:p text:style-name="P2"/>
      <text:p text:style-name="P2">B) En el formulario de Contratos. Agregar los campos DNS del contrato, Alias del contrato, Ubicación Física y un icono vinculado con el URL que contenga el campo DNS.</text:p>
      <text:p text:style-name="P3"/>
      <text:p text:style-name="P3">LISTO. </text:p>
      <text:p text:style-name="P3"/>
      <text:list xml:id="list758376284" text:style-name="L1">
        <text:list-header>
          <text:p text:style-name="P18">En el formulario de Mis Servicios. Mejorar la posibilidad que el número de Caso sea solo de 4 dígitos (los últimos 4 dígitos).</text:p>
        </text:list-header>
      </text:list>
      <text:p text:style-name="P2"/>
      <text:p text:style-name="P3"><text:bookmark-start text:name="__DdeLink__133_2071623938"/>LISTO<text:bookmark-end text:name="__DdeLink__133_2071623938"/></text:p>
      <text:p text:style-name="P3"/>
      <text:list xml:id="list2089333747" text:style-name="L2">
        <text:list-header>
          <text:p text:style-name="P19">En el formulario de Mis Servicios. En la sección de Consulta el campo número de Contrato, debe ser despegable. Agregar campos para consultar por rangos de fecha.</text:p>
          <text:p text:style-name="P15">Autocompletacion de contrato</text:p>
          <text:p text:style-name="P17">LISTO</text:p>
        </text:list-header>
      </text:list>
      <text:p text:style-name="P2"/>
      <text:p text:style-name="P2">e) En el formulario de Mis Servicios. </text:p>
      <text:p text:style-name="P2">En el listado ocultar la columna o campo de Especificación, mostrar campo Estatus y Número de Contrato. </text:p>
      <text:p text:style-name="P2"/>
      <text:p text:style-name="P2"/>
      <text:p text:style-name="P2">Además que muestre un icono para calificar el servicio (mover esa opción a un sitio más visible del cliente).</text:p>
      <text:p text:style-name="P2"/>
      <text:p text:style-name="P2">Luego de realizar la calificación, no permitir posterior edición de la calificación.</text:p>
      <text:list xml:id="list1337706734" text:continue-numbering="true" text:style-name="L2">
        <text:list-header>
          <text:p text:style-name="P20"/>
          <text:p text:style-name="P21">LISTO</text:p>
          <text:p text:style-name="P16"/>
        </text:list-header>
      </text:list>
      <text:p text:style-name="P1"><text:span text:style-name="T3">f) En Solicitud de Servicio, cuando se registra una solicitud direccionar el caso en CRM para  </text:span><text:a xlink:type="simple" xlink:href="mailto:atencionalcliente@techtrol.com.ve" office:target-frame-name="_blank" xlink:show="new"><text:span text:style-name="T4">atencionalcliente@techtrol.com.ve</text:span></text:a><text:span text:style-name="T3">.</text:span></text:p>
      <text:p text:style-name="P3"/>
      <text:p text:style-name="P3"><text:soft-page-break/>LISTO</text:p>
      <text:p text:style-name="P3"/>
      <text:list xml:id="list7637167071" text:style-name="L3">
        <text:list-item>
          <text:p text:style-name="P9">Fecha cierre del Servicio. Visible </text:p>
        </text:list-item>
        <text:list-item>
          <text:p text:style-name="P9">Tiempo de servicio. No Visible (# de Dias que duró el servicio) </text:p>
        </text:list-item>
        <text:list-item>
          <text:p text:style-name="P9">Servicios Activos diarios </text:p>
        </text:list-item>
        <text:list-item>
          <text:p text:style-name="P10">Sucursal como campo dentro de los filtros de búqueda. <text:s/>A fondo si se quiere en servicios.</text:p>
        </text:list-item>
        <text:list-item>
          <text:p text:style-name="P11">Filtro por contrato en la búsquedas. De fondo.</text:p>
        </text:list-item>
        <text:list-item>
          <text:p text:style-name="P11">Se requiere para el caso del despliegue de contrato, la empresa principal. (A la que hace referencia el contrato de registro). De fondo</text:p>
        </text:list-item>
        <text:list-item>
          <text:p text:style-name="P12">El registro de usuarios debe hacerlo algun rol. No el usuario Persé. (Por los momentos Rol: Empleado) </text:p>
        </text:list-item>
        <text:list-item>
          <text:p text:style-name="P13">Documento para la realización de pruebas. de pruebas. </text:p>
        </text:list-item>
        <text:list-item>
          <text:p text:style-name="P13">Documento para la realización de pruebas. </text:p>
        </text:list-item>
      </text:list>
      <text:p text:style-name="P8"/>
      <text:p text:style-name="P8"/>
      <text:h text:style-name="Heading_20_1" text:outline-level="1">Pantalla Registrarse (Registro de Cliente)</text:h>
      <text:list xml:id="list2171484061" text:style-name="WWNum2">
        <text:list-item>
          <text:p text:style-name="P23"><text:span text:style-name="T5">En esta pantalla se solicita ajustar la opción </text:span><text:span text:style-name="T6">Registrarse/Ingresar</text:span><text:span text:style-name="T5">, debido que en esta pantalla el usuario ya ingreso a la opción </text:span><text:span text:style-name="T6">Registrarse</text:span><text:span text:style-name="T5">, por lo tanto visualizar solo la opción </text:span><text:span text:style-name="T6">Ingresar</text:span><text:span text:style-name="T5">.</text:span></text:p>
        </text:list-item>
      </text:list>
      <text:p text:style-name="Standard"/>
      <text:h text:style-name="Heading_20_1" text:outline-level="1">Pantalla Ingresar</text:h>
      <text:list xml:id="list1290595319" text:continue-numbering="true" text:style-name="WWNum2">
        <text:list-item>
          <text:p text:style-name="P23"><text:span text:style-name="T5">En esta pantalla se solicita ajustar la opción </text:span><text:span text:style-name="T6">Registrarse/Ingresar</text:span><text:span text:style-name="T5"> <text:s/>debido que en esta pantalla el usuario ya está en la opción </text:span><text:span text:style-name="T6">Ingresar</text:span><text:span text:style-name="T5">, por lo tanto visualizar solo la opción </text:span><text:span text:style-name="T6">Registrarse</text:span><text:span text:style-name="T5"> y ubicarla <text:s/>bajo la opción </text:span><text:span text:style-name="T6">¿Olvido su Contraseña?</text:span></text:p>
        </text:list-item>
      </text:list>
      <text:p text:style-name="Standard"/>
      <text:h text:style-name="Heading_20_1" text:outline-level="1"/>
      <text:h text:style-name="Heading_20_1" text:outline-level="1">Pantalla Inicio</text:h>
      <text:list xml:id="list1874843909" text:continue-numbering="true" text:style-name="WWNum2">
        <text:list-item>
          <text:p text:style-name="P23"><text:span text:style-name="T5">En esta pantalla se solicita mantener en una línea la etiqueta de </text:span><text:span text:style-name="T6">Bienvenido</text:span><text:span text:style-name="T5"> y ocultar </text:span><text:span text:style-name="T6">(Cliente::Solicitud Confirmada)</text:span></text:p>
        </text:list-item>
        <text:list-item>
          <text:p text:style-name="P23"><text:span text:style-name="T5">El menú principal debe ser dinámico. </text:span></text:p>
        </text:list-item>
      </text:list>
      <text:p text:style-name="Standard"><text:span text:style-name="T7"><text:s/></text:span></text:p>
      <text:h text:style-name="Heading_20_1" text:outline-level="1"><text:span text:style-name="T7">Pantalla Solicitud de Servicio</text:span></text:h>
      <text:list xml:id="list804342389" text:continue-numbering="true" text:style-name="WWNum2">
        <text:list-item>
          <text:p text:style-name="P23"><text:span text:style-name="T5">En esta pantalla se solicita mantener en una línea la etiqueta de </text:span><text:soft-page-break/><text:span text:style-name="T6">Bienvenido “Nombre del Usuario” </text:span><text:span text:style-name="T5">y ocultar </text:span><text:span text:style-name="T6">(Cliente::Solicitud Confirmada)</text:span></text:p>
        </text:list-item>
        <text:list-item>
          <text:p text:style-name="P23"><text:span text:style-name="T5">El menú principal debe ser dinámico. </text:span></text:p>
        </text:list-item>
        <text:list-item>
          <text:p text:style-name="P23"><text:span text:style-name="T5">En la sección </text:span><text:span text:style-name="T6">Ingrese los siguientes datos:</text:span><text:span text:style-name="T5"> la interface debe ser a través de un menú dinámico.</text:span></text:p>
        </text:list-item>
      </text:list>
      <text:p text:style-name="Standard"/>
      <text:p text:style-name="P14"/>
      <text:p text:style-name="Standard"><text:span text:style-name="T7">Las solicitudes de incluir </text:span><text:span text:style-name="T8">menus dinamicos</text:span><text:span text:style-name="T7"> es para agilizar la interaccion de los usuarios (Clientes o Empleados) con la aplicacion. <text:s/>Además anexo ejemplo de algunos menu de opciones, que muestran su funcionalidad de agil.</text:span></text:p>
      <text:p text:style-name="P14"><text:bookmark text:name="_GoBack"/></text:p>
      <text:p text:style-name="P14"/>
      <text:p text:style-name="P14"/>
      <text:p text:style-name="P14"/>
      <text:p text:style-name="P14"/>
      <text:p text:style-name="P14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Calibri" svg:font-family="Calibri, sans-serif"/>
    <style:font-face style:name="Lohit Hindi1" svg:font-family="'Lohit Hindi'"/>
    <style:font-face style:name="OpenSymbol" svg:font-family="OpenSymbol"/>
    <style:font-face style:name="arial" svg:font-family="arial, sans-serif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V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fo:keep-together="always" fo:keep-with-next="always"/>
      <style:text-properties fo:color="#365f91" style:font-name="Verdana" fo:font-weight="bold" style:font-weight-asian="bold" style:font-name-complex="F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a </meta:initial-creator>
    <meta:creation-date>2014-11-29T08:44:43</meta:creation-date>
    <dc:date>2014-12-13T12:51:38</dc:date>
    <dc:creator>Linda </dc:creator>
    <meta:editing-duration>PT8H3M4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3" meta:paragraph-count="40" meta:word-count="512" meta:character-count="3137" meta:non-whitespace-character-count="2663"/>
  </office:meta>
</office:document-meta>
</file>